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1.72mm"/>
    </style:style>
    <style:style style:name="co3" style:family="table-column">
      <style:table-column-properties fo:break-before="auto" style:column-width="118.87mm"/>
    </style:style>
    <style:style style:name="co4" style:family="table-column">
      <style:table-column-properties fo:break-before="auto" style:column-width="40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ext-properties style:font-name="DejaVu Sans Light"/>
    </style:style>
    <style:style style:name="ce2" style:family="table-cell" style:parent-style-name="Default">
      <style:text-properties style:font-name="DejaVu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fo:border="0.06pt solid #000000"/>
      <style:text-properties style:font-name="DejaVu Sans Ligh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DejaVu Sans Light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Ligh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DejaVu Sans Ligh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DejaVu Sans Ligh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DejaVu Sans Ligh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ext-properties style:font-name="DejaVu Sans Light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DejaVu Sans Light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>
      <style:table-cell-properties fo:border="none"/>
      <style:text-properties style:font-name="DejaVu Sans Light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DejaVu Sans Light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DejaVu Sans Ligh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Light"/>
    </style:style>
    <style:style style:name="ce18" style:family="table-cell" style:parent-style-name="Default" style:data-style-name="N41">
      <style:table-cell-properties fo:border-bottom="none" fo:border-left="0.06pt solid #000000" fo:border-right="0.06pt solid #000000" fo:border-top="0.06pt solid #000000"/>
      <style:text-properties style:font-name="DejaVu Sans Light" fo:font-weight="normal" style:font-weight-asian="normal" style:font-weight-complex="normal"/>
    </style:style>
    <style:style style:name="ce19" style:family="table-cell" style:parent-style-name="Default" style:data-style-name="N41">
      <style:table-cell-properties fo:border-bottom="none" fo:border-left="0.06pt solid #000000" fo:border-right="0.06pt solid #000000" fo:border-top="none"/>
      <style:text-properties style:font-name="DejaVu Sans Light"/>
    </style:style>
    <style:style style:name="ce20" style:family="table-cell" style:parent-style-name="Default" style:data-style-name="N41">
      <style:table-cell-properties fo:border-bottom="0.06pt solid #000000" fo:border-left="0.06pt solid #000000" fo:border-right="0.06pt solid #000000" fo:border-top="none"/>
      <style:text-properties style:font-name="DejaVu Sans Light"/>
    </style:style>
    <style:style style:name="ce21" style:family="table-cell" style:parent-style-name="Default" style:data-style-name="N4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DejaVu Sans Ligh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DejaVu Sans Ligh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 Ligh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DejaVu Sans Ligh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Ligh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Light"/>
    </style:style>
    <style:style style:name="ce27" style:family="table-cell" style:parent-style-name="Default">
      <style:table-cell-properties fo:background-color="transparent"/>
      <style:text-properties style:font-name="DejaVu Sans Ligh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Use case:</text:p>
          </table:table-cell>
          <table:table-cell table:style-name="ce17" office:value-type="string" calcext:value-type="string">
            <text:p>Vota recensione</text:p>
          </table:table-cell>
          <table:table-cell table:style-name="ce23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ttori:</text:p>
          </table:table-cell>
          <table:table-cell table:style-name="ce17" office:value-type="string" calcext:value-type="string">
            <text:p>Utente 1 (votante), utente 2 (recensore)</text:p>
          </table:table-cell>
          <table:table-cell table:style-name="ce23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ipo:</text:p>
          </table:table-cell>
          <table:table-cell table:style-name="ce17" office:value-type="string" calcext:value-type="string">
            <text:p>Secondaria</text:p>
          </table:table-cell>
          <table:table-cell table:style-name="ce23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scrizione:</text:p>
          </table:table-cell>
          <table:table-cell table:style-name="ce17" office:value-type="string" calcext:value-type="string">
            <text:p>Indicazione utilità (sì/no) altra recensione</text:p>
          </table:table-cell>
          <table: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Azione attore</text:p>
          </table:table-cell>
          <table:table-cell table:style-name="ce3" office:value-type="string" calcext:value-type="string">
            <text:p>Risposta sistema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1. L’utente 1 vota la recensione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5" table:number-columns-spanned="1" table:number-rows-spanned="5"/>
          <table:table-cell table:style-name="ce18" office:value-type="string" calcext:value-type="string">
            <text:p>2. Il sistema avvisa l’utente 2 che una sua recensione </text:p>
          </table:table-cell>
          <table:table-cell table:number-columns-repeated="1021"/>
        </table:table-row>
        <table:table-row table:style-name="ro1">
          <table:table-cell/>
          <table:covered-table-cell table:style-name="ce6"/>
          <table:table-cell table:style-name="ce19" office:value-type="string" calcext:value-type="string">
            <text:p><text:s text:c="4"/>è stata votata (positivamente/negativamente) e crea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covered-table-cell table:style-name="ce6"/>
          <table:table-cell table:style-name="ce19" office:value-type="string" calcext:value-type="string">
            <text:p><text:s text:c="4"/>un topic se non esisteva (sono in rapporto 1:1 con</text:p>
          </table:table-cell>
          <table:table-cell table:number-columns-repeated="1021"/>
        </table:table-row>
        <table:table-row table:style-name="ro1">
          <table:table-cell/>
          <table:covered-table-cell table:style-name="ce6"/>
          <table:table-cell table:style-name="ce20" office:value-type="string" calcext:value-type="string">
            <text:p><text:s text:c="4"/>le recensioni) E la votazione conteneva un commento</text:p>
          </table:table-cell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/>
          <table:covered-table-cell table:style-name="ce6"/>
          <table:table-cell table:style-name="ce21" office:value-type="string" calcext:value-type="string">
            <text:p>3. Il sistema ridefinisce il profilo Utente 1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Eccezioni</text:p>
          </table:table-cell>
          <table:covered-table-cell table:style-name="ce4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1. L’utente 1 non ha effettuato il login</text:p>
          </table:table-cell>
          <table:covered-table-cell table:style-name="ce2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2. L’utente 1 non ha i permessi per votare la recensione</text:p>
          </table:table-cell>
          <table:covered-table-cell table:style-name="ce2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Use case:</text:p>
          </table:table-cell>
          <table:table-cell table:style-name="ce17" office:value-type="string" calcext:value-type="string">
            <text:p>Ricerca film</text:p>
          </table:table-cell>
          <table:table-cell table:style-name="ce23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ttori:</text:p>
          </table:table-cell>
          <table:table-cell table:style-name="ce17" office:value-type="string" calcext:value-type="string">
            <text:p>Utente 1 (registrato)</text:p>
          </table:table-cell>
          <table:table-cell table:style-name="ce23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ipo:</text:p>
          </table:table-cell>
          <table:table-cell table:style-name="ce17" office:value-type="string" calcext:value-type="string">
            <text:p>Secondaria</text:p>
          </table:table-cell>
          <table:table-cell table:style-name="ce23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scrizione:</text:p>
          </table:table-cell>
          <table:table-cell table:style-name="ce17" office:value-type="string" calcext:value-type="string">
            <text:p>Ricerca di un film basandosi su indicazioni e profilo utente</text:p>
          </table:table-cell>
          <table: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Azione attore</text:p>
          </table:table-cell>
          <table:table-cell table:style-name="ce3" office:value-type="string" calcext:value-type="string">
            <text:p>Risposta sistema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1. L'utente 1 inserisce i parametri della ricerca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<text:s text:c="4"/>e preme “Cerca!”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2. Il sistema presenta la lista risultati con relativi link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3. L'utente clicca su un link che gli interessa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4. Il sistema presenta la recensione completa e la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<text:s text:c="4"/>possibilità di tornare alla lista dei risultati ottenuti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Eccezioni</text:p>
          </table:table-cell>
          <table:covered-table-cell table:style-name="ce4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1. L'utente 1 non ha effettuato il login → si passa alla ricerca non profilata</text:p>
          </table:table-cell>
          <table:covered-table-cell table:style-name="ce22"/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2. Non ci sono risultati della ricerca effettuata → si prova a suggerirne alcuni</text:p>
          </table:table-cell>
          <table:covered-table-cell table:style-name="ce24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<text:s text:c="4"/>Es. “Forse ti potrebbe interessare..”</text:p>
          </table:table-cell>
          <table:covered-table-cell table:style-name="ce25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Use case:</text:p>
          </table:table-cell>
          <table:table-cell table:style-name="ce17" office:value-type="string" calcext:value-type="string">
            <text:p>Inserimento recensione</text:p>
          </table:table-cell>
          <table:table-cell table:style-name="ce23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ttori:</text:p>
          </table:table-cell>
          <table:table-cell table:style-name="ce17" office:value-type="string" calcext:value-type="string">
            <text:p>Utente 1 (registrato)</text:p>
          </table:table-cell>
          <table:table-cell table:style-name="ce23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ipo:</text:p>
          </table:table-cell>
          <table:table-cell table:style-name="ce17" office:value-type="string" calcext:value-type="string">
            <text:p>Essenziale</text:p>
          </table:table-cell>
          <table:table-cell table:style-name="ce23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scrizione:</text:p>
          </table:table-cell>
          <table:table-cell table:style-name="ce17" office:value-type="string" calcext:value-type="string">
            <text:p>Inserimento di una nuova recensione da parte di un utente</text:p>
          </table:table-cell>
          <table: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1" office:value-type="string" calcext:value-type="string">
            <text:p>Azione attore</text:p>
          </table:table-cell>
          <table:table-cell table:style-name="ce11" office:value-type="string" calcext:value-type="string">
            <text:p>Risposta sistema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1. L'utente 1 inserisce una nuova recensione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<text:s text:c="4"/>attraverso l'apposita pagina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2. Il sistema inserisce la recensione nel db e 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<text:s text:c="4"/>la inizializza con voto neutro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style-name="ce22" office:value-type="string" calcext:value-type="string">
            <text:p>3. Il sistema reindirizza ad una pagina di conferma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style-name="ce22" office:value-type="string" calcext:value-type="string">
            <text:p>4. Il sistema trova le “tag” più appropriate per l'articolo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style-name="ce22" office:value-type="string" calcext:value-type="string">
            <text:p><text:s text:c="4"/>se non sono state inserite manualment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Eccezioni</text:p>
          </table:table-cell>
          <table:covered-table-cell table:style-name="ce4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1. La recensione possiede lo stesso titolo di un altra</text:p>
          </table:table-cell>
          <table:covered-table-cell table:style-name="ce2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2. La recensione non contiene minimo N parole</text:p>
          </table:table-cell>
          <table:covered-table-cell table:style-name="ce2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3. Nella recensione sono inserite troppe parole blacklisted → segnalata agli admin</text:p>
          </table:table-cell>
          <table:covered-table-cell table:style-name="ce2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2"/>
          <table:table-cell table:style-name="ce26" table:number-columns-spanned="2" table:number-rows-spanned="1"/>
          <table:covered-table-cell/>
          <table:table-cell table:number-columns-repeated="1020"/>
        </table:table-row>
        <table:table-row table:style-name="ro2">
          <table:table-cell/>
          <table:table-cell table:style-name="ce12"/>
          <table:table-cell table:style-name="ce26" table:number-columns-spanned="2" table:number-rows-spanned="1"/>
          <table:covered-table-cell/>
          <table:table-cell table:number-columns-repeated="1020"/>
        </table:table-row>
        <table:table-row table:style-name="ro2">
          <table:table-cell/>
          <table:table-cell table:style-name="ce12"/>
          <table:table-cell table:style-name="ce26" table:number-columns-spanned="2" table:number-rows-spanned="1"/>
          <table:covered-table-cell/>
          <table:table-cell table:number-columns-repeated="1020"/>
        </table:table-row>
        <table:table-row table:style-name="ro2">
          <table:table-cell/>
          <table:table-cell table:style-name="ce12"/>
          <table:table-cell table:style-name="ce26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4" table:number-columns-repeated="2"/>
          <table:table-cell table:number-columns-repeated="1021"/>
        </table:table-row>
        <table:table-row table:style-name="ro2">
          <table:table-cell/>
          <table:table-cell table:style-name="ce15" table:number-columns-spanned="2" table:number-rows-spanned="1"/>
          <table:covered-table-cell table:style-name="ce14"/>
          <table:table-cell table:number-columns-repeated="1021"/>
        </table:table-row>
        <table:table-row table:style-name="ro1">
          <table:table-cell/>
          <table:table-cell table:style-name="ce16" table:number-columns-spanned="2" table:number-rows-spanned="1"/>
          <table:covered-table-cell table:style-name="ce14"/>
          <table:table-cell table:number-columns-repeated="1021"/>
        </table:table-row>
        <table:table-row table:style-name="ro1">
          <table:table-cell/>
          <table:table-cell table:style-name="ce16" table:number-columns-spanned="2" table:number-rows-spanned="1"/>
          <table:covered-table-cell/>
          <table:table-cell table:number-columns-repeated="102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 style:data-style-name="N2" text:time-value="17:52:12.76902427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5:40:06.974716870</meta:creation-date>
    <dc:date>2017-08-12T18:42:41.064838252</dc:date>
    <meta:editing-duration>PT1H23M17S</meta:editing-duration>
    <meta:editing-cycles>15</meta:editing-cycles>
    <meta:generator>LibreOffice/5.1.6.2$Linux_X86_64 LibreOffice_project/10m0$Build-2</meta:generator>
    <meta:document-statistic meta:table-count="1" meta:cell-count="61" meta:object-count="0"/>
  </office:meta>
</office:document-meta>
</file>